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A Estela Josefina Pérez Mannini </text:span></text:p>
      <text:p text:style-name="P34"><text:span text:style-name="T20">DEL 01/01/2021 al 31/12/2021 </text:span></text:p>
      <text:p text:style-name="P29"><text:hidden-paragraph text:condition="ooow:[Contratos.DATOS.es_lapso]!=&quot;si&quot;" text:is-hidden="true"/></text:p>
      <text:p text:style-name="P51">dedicación: Tiempo Convencional 8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, MARTES, JUEVES Y VIERNES DE 11:00 AM A 1:00 PM Y ASISTENCIA A LAS REUNIONES DE COORDINACION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485349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